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13/12/21</text:p>
          </table:table-cell>
          <table:table-cell table:style-name="ce2" table:number-columns-repeated="12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6" table:style-name="ce88" office:value-type="string" calcext:value-type="string">
            <text:p>25+YFP+YC003</text:p>
          </table:table-cell>
          <table:table-cell table:style-name="ce2" table:number-columns-repeated="6"/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6" table:style-name="ce88" office:value-type="string" calcext:value-type="string">
            <text:p>25+YFP+YC003</text:p>
          </table:table-cell>
          <table:table-cell table:style-name="ce2" table:number-columns-repeated="6"/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6" table:style-name="ce88" office:value-type="string" calcext:value-type="string">
            <text:p>25+YFP+YC003</text:p>
          </table:table-cell>
          <table:table-cell table:style-name="ce2" table:number-columns-repeated="6"/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6" table:style-name="ce88" office:value-type="string" calcext:value-type="string">
            <text:p>25+YFP+YC003</text:p>
          </table:table-cell>
          <table:table-cell table:style-name="ce2" table:number-columns-repeated="6"/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6" table:style-name="ce88" office:value-type="string" calcext:value-type="string">
            <text:p>25+OZ0151+YC003</text:p>
          </table:table-cell>
          <table:table-cell table:style-name="ce2" table:number-columns-repeated="6"/>
          <table:table-cell table:number-columns-repeated="17"/>
        </table:table-row>
        <table:table-row table:style-name="ro2">
          <table:table-cell table:style-name="ce88" office:value-type="string" calcext:value-type="string">
            <text:p>f</text:p>
          </table:table-cell>
          <table:table-cell table:number-columns-repeated="6" table:style-name="ce88" office:value-type="string" calcext:value-type="string">
            <text:p>25+OZ0151+YC003</text:p>
          </table:table-cell>
          <table:table-cell table:style-name="ce2" table:number-columns-repeated="3"/>
          <table:table-cell table:number-columns-repeated="3" table:style-name="ce88" office:value-type="string" calcext:value-type="string">
            <text:p>b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g</text:p>
          </table:table-cell>
          <table:table-cell table:number-columns-repeated="6" table:style-name="ce88" office:value-type="string" calcext:value-type="string">
            <text:p>25+OZ0151+YC003</text:p>
          </table:table-cell>
          <table:table-cell table:style-name="ce2" table:number-columns-repeated="3"/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6" table:style-name="ce88" office:value-type="string" calcext:value-type="string">
            <text:p>25+OZ0151+YC003</text:p>
          </table:table-cell>
          <table:table-cell table:style-name="ce2" table:number-columns-repeated="3"/>
          <table:table-cell table:number-columns-repeated="3" table:style-name="ce88" office:value-type="string" calcext:value-type="string">
            <text:p>35+YC003</text:p>
          </table:table-cell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25+YFP+YC003" calcext:value-type="string">
            <text:p>25+YFP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25+YFP+YC003" calcext:value-type="string">
            <text:p>25+YFP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25+YFP+YC003" calcext:value-type="string">
            <text:p>25+YFP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25+YFP+YC003" calcext:value-type="string">
            <text:p>25+YFP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25+OZ0151+YC003" calcext:value-type="string">
            <text:p>25+OZ0151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25+OZ0151+YC003" calcext:value-type="string">
            <text:p>25+OZ0151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25+YFP+YC003" calcext:value-type="string">
            <text:p>25+YFP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25+YFP+YC003" calcext:value-type="string">
            <text:p>25+YFP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25+YFP+YC003" calcext:value-type="string">
            <text:p>25+YFP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25+YFP+YC003" calcext:value-type="string">
            <text:p>25+YFP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25+OZ0151+YC003" calcext:value-type="string">
            <text:p>25+OZ0151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25+OZ0151+YC003" calcext:value-type="string">
            <text:p>25+OZ0151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25+YFP+YC003" calcext:value-type="string">
            <text:p>25+YFP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25+YFP+YC003" calcext:value-type="string">
            <text:p>25+YFP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25+YFP+YC003" calcext:value-type="string">
            <text:p>25+YFP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25+YFP+YC003" calcext:value-type="string">
            <text:p>25+YFP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25+OZ0151+YC003" calcext:value-type="string">
            <text:p>25+OZ0151+YC003</text:p>
          </table:table-cell>
          <table:table-cell office:value-type="string" calcext:value-type="string">
            <text:p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25+OZ0151+YC003" calcext:value-type="string">
            <text:p>25+OZ0151+YC003</text:p>
          </table:table-cell>
          <table:table-cell office:value-type="string" calcext:value-type="string">
            <text:p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25+OZ0151+YC003" calcext:value-type="string">
            <text:p>25+OZ0151+YC003</text:p>
          </table:table-cell>
          <table:table-cell office:value-type="string" calcext:value-type="string">
            <text:p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25+YFP+YC003" calcext:value-type="string">
            <text:p>25+YFP+YC003</text:p>
          </table:table-cell>
          <table:table-cell office:value-type="string" calcext:value-type="string">
            <text:p>overnight_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25+YFP+YC003" calcext:value-type="string">
            <text:p>25+YFP+YC003</text:p>
          </table:table-cell>
          <table:table-cell office:value-type="string" calcext:value-type="string">
            <text:p>overnight_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25+YFP+YC003" calcext:value-type="string">
            <text:p>25+YFP+YC003</text:p>
          </table:table-cell>
          <table:table-cell office:value-type="string" calcext:value-type="string">
            <text:p>overnight_EtOH+DMS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25+YFP+YC003" calcext:value-type="string">
            <text:p>25+YFP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EtOH+DMS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DMS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35uM_CHX+EtO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25+OZ0151+YC003" calcext:value-type="string">
            <text:p>25+OZ0151+YC003</text:p>
          </table:table-cell>
          <table:table-cell office:value-type="string" calcext:value-type="string">
            <text:p><text:span text:style-name="T1">overnight_</text:span>10uM_DEX+35uM_CH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string" office:string-value="35+YC003" calcext:value-type="string">
            <text:p>35+YC003</text:p>
          </table:table-cell>
          <table:table-cell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string" office:string-value="35+YC003" calcext:value-type="string">
            <text:p>35+YC003</text:p>
          </table:table-cell>
          <table:table-cell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string" office:string-value="35+YC003" calcext:value-type="string">
            <text:p>35+YC003</text:p>
          </table:table-cell>
          <table:table-cell office:value-type="string" calcext:value-type="string">
            <text:p>calibr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1:32:07.1264840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8T09:45:35.990628975</meta:creation-date>
    <dc:date>2022-04-29T11:33:32.060697342</dc:date>
    <meta:editing-duration>PT9H7M42S</meta:editing-duration>
    <meta:editing-cycles>45</meta:editing-cycles>
    <meta:generator>LibreOffice/7.3.2.2$Linux_X86_64 LibreOffice_project/454130fadb9a820d3728b86ccb63c8f359d70528</meta:generator>
    <meta:document-statistic meta:table-count="2" meta:cell-count="422" meta:object-count="0"/>
  </office:meta>
</office:document-meta>
</file>